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faf46" loext:opacity="100%" style:text-line-through-style="solid" style:text-line-through-type="single" style:text-position="0% 100%" fo:font-style="italic" style:text-underline-style="dotted" style:text-underline-width="bold" style:text-underline-color="font-color" officeooo:rsid="0011c339" officeooo:paragraph-rsid="0011c339" fo:background-color="#ffffd7" style:font-style-asian="italic" style:font-style-complex="italic"/>
    </style:style>
    <style:style style:name="P2" style:family="paragraph" style:parent-style-name="Table_20_Contents">
      <style:text-properties officeooo:rsid="001296d4" officeooo:paragraph-rsid="001296d4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3pt" style:font-size-asian="13pt" style:font-size-complex="13pt"/>
    </style:style>
    <style:style style:name="T6" style:family="text">
      <style:text-properties style:text-position="sub 58%" fo:font-size="8pt" style:font-size-asian="8pt" style:font-size-complex="8pt"/>
    </style:style>
    <style:style style:name="T7" style:family="text">
      <style:text-properties style:text-position="sub 58%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officeooo:rsid="001296d4" style:font-size-asian="28pt" style:font-size-complex="28pt"/>
    </style:style>
    <style:style style:name="T10" style:family="text">
      <style:text-properties officeooo:rsid="00129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I am nisha maroti murodiye i from nagpur in small village i have completed 12</text:span><text:span text:style-name="T2">th</text:span><text:span text:style-name="T9"> now i am pursuing in bachelor o f science in arv indbabu deshmukh mahavidyalay bharsingi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22:32:12.496459642</meta:creation-date>
    <dc:date>2023-05-24T22:52:38.078470863</dc:date>
    <meta:editing-duration>PT9M51S</meta:editing-duration>
    <meta:editing-cycles>1</meta:editing-cycles>
    <meta:document-statistic meta:table-count="0" meta:image-count="0" meta:object-count="0" meta:page-count="1" meta:paragraph-count="1" meta:word-count="30" meta:character-count="169" meta:non-whitespace-character-count="139"/>
    <meta:generator>LibreOffice/7.3.7.2$Linux_X86_64 LibreOffice_project/30$Build-2</meta:generator>
  </office:meta>
</office:document-meta>
</file>